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637911" text:style-name="L1">
        <text:list-item>
          <text:p text:style-name="P1">Zauber zu Favoriten hinzufügen (Spruchrolle oder Zauberbuch mit Daumen hoch)</text:p>
        </text:list-item>
        <text:list-item>
          <text:p text:style-name="P1">Zauber aus Favoriten entfernen (Spruchrolle oder Zauberbuch mit Daumen runter)</text:p>
        </text:list-item>
        <text:list-item>
          <text:p text:style-name="P1">Zauberstufe verringern (Spruchrolle mit Minussymbol)</text:p>
        </text:list-item>
        <text:list-item>
          <text:p text:style-name="P1">Nächste Seite im Zauberbuch (Zauberbuch beim Umblättern mit Pfeil nach rechts)</text:p>
        </text:list-item>
        <text:list-item>
          <text:p text:style-name="P1">Vorherige Seite im Zauberbuch (Zauberbuch beim Umblättern mit Pfeil nach links)</text:p>
        </text:list-item>
        <text:list-item>
          <text:p text:style-name="P1">Nächste Tasche im Rucksack (Rucksack oder Rucksacktasche mit Pfeil nach rechts)</text:p>
        </text:list-item>
        <text:list-item>
          <text:p text:style-name="P1">Vorherige Tasche im Rucksack (Rucksack oder Rucksacktasche mit Pfeil nach links)</text:p>
        </text:list-item>
        <text:list-item>
          <text:p text:style-name="P1">Goldmünze (mit Falkensymbol)</text:p>
        </text:list-item>
        <text:list-item>
          <text:p text:style-name="P1">Schrein (nach Modellvorgab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5:10:00</meta:creation-date>
    <meta:generator>LibreOffice/3.3$Linux LibreOffice_project/330m19$Build-8</meta:generator>
    <dc:date>2011-06-14T15:18:15</dc:date>
    <meta:editing-duration>PT8M17S</meta:editing-duration>
    <meta:editing-cycles>3</meta:editing-cycles>
    <meta:document-statistic meta:table-count="0" meta:image-count="0" meta:object-count="0" meta:page-count="1" meta:paragraph-count="9" meta:word-count="84" meta:character-count="587"/>
  </office:meta>
</office:document-meta>
</file>